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ks to Read:</text:p>
      <text:p text:style-name="Standard">David Copperfield-Charles Dickens</text:p>
      <text:p text:style-name="Standard">The Great Gatsby- F. Scott Fitzgerald</text:p>
      <text:p text:style-name="Standard">Catch-22-Joseph Heller</text:p>
      <text:p text:style-name="P1">Hamlet- Shakespeare</text:p>
      <text:p text:style-name="Standard">A Farewell to Arms- Ernest hemingway</text:p>
      <text:p text:style-name="Standard">One Flew Over the Cuckoo's Nest- Ken Kesey</text:p>
      <text:p text:style-name="Standard">Farenheit 451- Ray Bradbury</text:p>
      <text:p text:style-name="Standard">The Awakening-Kate Chopin</text:p>
      <text:p text:style-name="Standard">The Bell Jar- Sylvia Plath</text:p>
      <text:p text:style-name="Standard">Slaughterhouse-Five-Kurt Vonnegut</text:p>
      <text:p text:style-name="Standard">Jane Eyre-Charlotte Bronte</text:p>
      <text:p text:style-name="Standard">The Stranger- Albert Camus</text:p>
      <text:p text:style-name="Standard">Wuthering Heights- Emily Bronte</text:p>
      <text:p text:style-name="Standard">Crime and Punishment- Feodor Dostoevski</text:p>
      <text:p text:style-name="Standard">Like Water for Chocolate- Laura Esquivel</text:p>
      <text:p text:style-name="Standard">Madame Bovary- Gustave Flaubert</text:p>
      <text:p text:style-name="Standard">One hundred Years of Solitude-Gabriel Garcia Marquez</text:p>
      <text:p text:style-name="Standard">The Overcoat- Nikolai Gogol</text:p>
      <text:p text:style-name="P1">Lord of the Flies-William Golding</text:p>
      <text:p text:style-name="P1">Siddhartha-Herman Heese</text:p>
      <text:p text:style-name="P1">Animal Farm-George Orwell</text:p>
      <text:p text:style-name="P1">1984-George Orwell</text:p>
      <text:p text:style-name="P2">The Trial- Franz Kafka</text:p>
      <text:p text:style-name="Standard">Cry, the Beloved Country- Alan Paton</text:p>
      <text:p text:style-name="P1">Gulliver's Travels-Jonathan Swift</text:p>
      <text:p text:style-name="P1">Night-Elie Wiesel</text:p>
      <text:p text:style-name="P2">Death of a Salesman-Arthur Miller</text:p>
      <text:p text:style-name="P1">Oedipus Rex-Sophocles</text:p>
      <text:p text:style-name="P2">Our Town- Thornton Wilde</text:p>
      <text:p text:style-name="P2">A Streetcar Named Desire-Tennessee William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1T19:54:52</meta:creation-date>
    <dc:date>2010-11-21T20:49:12</dc:date>
    <meta:editing-duration>PT00H39M10S</meta:editing-duration>
    <meta:editing-cycles>3</meta:editing-cycles>
    <meta:generator>NeoOffice/3.1.2$Unix OpenOffice.org_project/Patch 0</meta:generator>
    <meta:document-statistic meta:table-count="0" meta:image-count="0" meta:object-count="0" meta:page-count="1" meta:paragraph-count="31" meta:word-count="124" meta:character-count="914"/>
  </office:meta>
</office:document-meta>
</file>